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d5e2" officeooo:paragraph-rsid="0016d5e2"/>
    </style:style>
    <style:style style:name="P2" style:family="paragraph" style:parent-style-name="Standard">
      <style:text-properties officeooo:rsid="0017a3e6" officeooo:paragraph-rsid="0017a3e6"/>
    </style:style>
    <style:style style:name="P3" style:family="paragraph" style:parent-style-name="Standard">
      <style:text-properties officeooo:rsid="0017a3e6" officeooo:paragraph-rsid="00212fc5"/>
    </style:style>
    <style:style style:name="P4" style:family="paragraph" style:parent-style-name="Standard">
      <style:text-properties officeooo:rsid="0017a3e6" officeooo:paragraph-rsid="00280040"/>
    </style:style>
    <style:style style:name="P5" style:family="paragraph" style:parent-style-name="Standard">
      <style:text-properties officeooo:rsid="0017a3e6" officeooo:paragraph-rsid="0029b155"/>
    </style:style>
    <style:style style:name="P6" style:family="paragraph" style:parent-style-name="Standard">
      <style:text-properties officeooo:rsid="0017a3e6" officeooo:paragraph-rsid="002b74c1"/>
    </style:style>
    <style:style style:name="P7" style:family="paragraph" style:parent-style-name="Standard">
      <style:text-properties officeooo:rsid="00197e82" officeooo:paragraph-rsid="00197e82"/>
    </style:style>
    <style:style style:name="P8" style:family="paragraph" style:parent-style-name="Standard">
      <style:text-properties officeooo:rsid="00212fc5" officeooo:paragraph-rsid="00212fc5"/>
    </style:style>
    <style:style style:name="P9" style:family="paragraph" style:parent-style-name="Standard">
      <style:text-properties officeooo:rsid="0022a309" officeooo:paragraph-rsid="0022a309"/>
    </style:style>
    <style:style style:name="P10" style:family="paragraph" style:parent-style-name="Standard">
      <style:text-properties officeooo:rsid="002dd72f" officeooo:paragraph-rsid="002dd72f"/>
    </style:style>
    <style:style style:name="P11" style:family="paragraph" style:parent-style-name="Standard">
      <style:paragraph-properties fo:break-before="page"/>
      <style:text-properties officeooo:rsid="002dd72f" officeooo:paragraph-rsid="002dd72f"/>
    </style:style>
    <style:style style:name="P12" style:family="paragraph" style:parent-style-name="Standard">
      <style:text-properties officeooo:rsid="0017a3e6" officeooo:paragraph-rsid="0029b155" fo:background-color="transparent"/>
    </style:style>
    <style:style style:name="P13" style:family="paragraph" style:parent-style-name="Standard">
      <style:text-properties officeooo:rsid="002dd72f" officeooo:paragraph-rsid="002dd72f"/>
    </style:style>
    <style:style style:name="P14" style:family="paragraph" style:parent-style-name="Standard">
      <style:text-properties officeooo:paragraph-rsid="0034529b"/>
    </style:style>
    <style:style style:name="T1" style:family="text">
      <style:text-properties fo:background-color="#ffff00" loext:char-shading-value="0"/>
    </style:style>
    <style:style style:name="T2" style:family="text">
      <style:text-properties officeooo:rsid="0034529b" fo:background-color="#ffff00" loext:char-shading-value="0"/>
    </style:style>
    <style:style style:name="T3" style:family="text">
      <style:text-properties officeooo:rsid="0035a863" fo:background-color="#ffff00" loext:char-shading-value="0"/>
    </style:style>
    <style:style style:name="T4" style:family="text">
      <style:text-properties officeooo:rsid="0035ff72" fo:background-color="#ffff00" loext:char-shading-value="0"/>
    </style:style>
    <style:style style:name="T5" style:family="text">
      <style:text-properties officeooo:rsid="001b90dc"/>
    </style:style>
    <style:style style:name="T6" style:family="text">
      <style:text-properties officeooo:rsid="001bcb5e"/>
    </style:style>
    <style:style style:name="T7" style:family="text">
      <style:text-properties officeooo:rsid="001d467e"/>
    </style:style>
    <style:style style:name="T8" style:family="text">
      <style:text-properties officeooo:rsid="001de560"/>
    </style:style>
    <style:style style:name="T9" style:family="text">
      <style:text-properties fo:background-color="transparent" loext:char-shading-value="0"/>
    </style:style>
    <style:style style:name="T10" style:family="text">
      <style:text-properties officeooo:rsid="001b90dc" fo:background-color="transparent" loext:char-shading-value="0"/>
    </style:style>
    <style:style style:name="T11" style:family="text">
      <style:text-properties officeooo:rsid="001e4372" fo:background-color="transparent" loext:char-shading-value="0"/>
    </style:style>
    <style:style style:name="T12" style:family="text">
      <style:text-properties officeooo:rsid="001bcb5e" fo:background-color="transparent" loext:char-shading-value="0"/>
    </style:style>
    <style:style style:name="T13" style:family="text">
      <style:text-properties officeooo:rsid="001de560" fo:background-color="transparent" loext:char-shading-value="0"/>
    </style:style>
    <style:style style:name="T14" style:family="text">
      <style:text-properties officeooo:rsid="00280040" fo:background-color="transparent" loext:char-shading-value="0"/>
    </style:style>
    <style:style style:name="T15" style:family="text">
      <style:text-properties officeooo:rsid="00235821" fo:background-color="transparent" loext:char-shading-value="0"/>
    </style:style>
    <style:style style:name="T16" style:family="text">
      <style:text-properties officeooo:rsid="00291c83" fo:background-color="transparent" loext:char-shading-value="0"/>
    </style:style>
    <style:style style:name="T17" style:family="text">
      <style:text-properties officeooo:rsid="0029b155" fo:background-color="transparent" loext:char-shading-value="0"/>
    </style:style>
    <style:style style:name="T18" style:family="text">
      <style:text-properties officeooo:rsid="0023ed14" fo:background-color="transparent" loext:char-shading-value="0"/>
    </style:style>
    <style:style style:name="T19" style:family="text">
      <style:text-properties officeooo:rsid="0029e402" fo:background-color="transparent" loext:char-shading-value="0"/>
    </style:style>
    <style:style style:name="T20" style:family="text">
      <style:text-properties officeooo:rsid="002a1eb2" fo:background-color="transparent" loext:char-shading-value="0"/>
    </style:style>
    <style:style style:name="T21" style:family="text">
      <style:text-properties officeooo:rsid="002b74c1" fo:background-color="transparent" loext:char-shading-value="0"/>
    </style:style>
    <style:style style:name="T22" style:family="text">
      <style:text-properties officeooo:rsid="0030a5b9" fo:background-color="transparent" loext:char-shading-value="0"/>
    </style:style>
    <style:style style:name="T23" style:family="text">
      <style:text-properties officeooo:rsid="0031366b" fo:background-color="transparent" loext:char-shading-value="0"/>
    </style:style>
    <style:style style:name="T24" style:family="text">
      <style:text-properties officeooo:rsid="0034529b" fo:background-color="transparent" loext:char-shading-value="0"/>
    </style:style>
    <style:style style:name="T25" style:family="text">
      <style:text-properties officeooo:rsid="0035a863" fo:background-color="transparent" loext:char-shading-value="0"/>
    </style:style>
    <style:style style:name="T26" style:family="text">
      <style:text-properties officeooo:rsid="001e4372"/>
    </style:style>
    <style:style style:name="T27" style:family="text">
      <style:text-properties officeooo:rsid="00212fc5"/>
    </style:style>
    <style:style style:name="T28" style:family="text">
      <style:text-properties officeooo:rsid="0022a309"/>
    </style:style>
    <style:style style:name="T29" style:family="text">
      <style:text-properties officeooo:rsid="00235821"/>
    </style:style>
    <style:style style:name="T30" style:family="text">
      <style:text-properties officeooo:rsid="0023ed14"/>
    </style:style>
    <style:style style:name="T31" style:family="text">
      <style:text-properties officeooo:rsid="00257cc2"/>
    </style:style>
    <style:style style:name="T32" style:family="text">
      <style:text-properties officeooo:rsid="002637c6"/>
    </style:style>
    <style:style style:name="T33" style:family="text">
      <style:text-properties officeooo:rsid="00280040"/>
    </style:style>
    <style:style style:name="T34" style:family="text">
      <style:text-properties officeooo:rsid="00291c83"/>
    </style:style>
    <style:style style:name="T35" style:family="text">
      <style:text-properties officeooo:rsid="0029b155"/>
    </style:style>
    <style:style style:name="T36" style:family="text">
      <style:text-properties officeooo:rsid="0029e402"/>
    </style:style>
    <style:style style:name="T37" style:family="text">
      <style:text-properties officeooo:rsid="002b74c1"/>
    </style:style>
    <style:style style:name="T38" style:family="text">
      <style:text-properties officeooo:rsid="002c8b69"/>
    </style:style>
    <style:style style:name="T39" style:family="text">
      <style:text-properties officeooo:rsid="002f3a53"/>
    </style:style>
    <style:style style:name="T40" style:family="text">
      <style:text-properties officeooo:rsid="0031366b"/>
    </style:style>
    <style:style style:name="T41" style:family="text">
      <style:text-properties officeooo:rsid="00333200"/>
    </style:style>
    <style:style style:name="T42" style:family="text">
      <style:text-properties officeooo:rsid="0034529b"/>
    </style:style>
    <style:style style:name="T43" style:family="text">
      <style:text-properties officeooo:rsid="002dd72f"/>
    </style:style>
    <style:style style:name="T44" style:family="text">
      <style:text-properties officeooo:rsid="0035a863"/>
    </style:style>
    <style:style style:name="T45" style:family="text">
      <style:text-properties officeooo:rsid="0035ff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orgio Agamben</text:p>
      <text:p text:style-name="P1">A che punto siamo? L'epidemia come politica</text:p>
      <text:p text:style-name="P7">Ou en sommes-nous? L'épidémie comme <text:span text:style-name="T28">(paravent) </text:span>politique</text:p>
      <text:p text:style-name="P1"/>
      <text:p text:style-name="P9">Avvertenza</text:p>
      <text:p text:style-name="P9">1. L’inven<text:span text:style-name="T39">tion d'une épidémie</text:span></text:p>
      <text:p text:style-name="P9">2. Contagio</text:p>
      <text:p text:style-name="P9">3. Chiarimenti</text:p>
      <text:p text:style-name="P9">4. A che punto siamo?</text:p>
      <text:p text:style-name="P9">5. Riflessioni sulla peste</text:p>
      <text:p text:style-name="P9">6. L’epidemia mostra che lo stato di eccezione è diventato la regola</text:p>
      <text:p text:style-name="P9">7. Distanziamento sociale</text:p>
      <text:p text:style-name="P9">8. Una domanda</text:p>
      <text:p text:style-name="P9">9. La nuda vita</text:p>
      <text:p text:style-name="P9">10. Nuove riflessioni</text:p>
      <text:p text:style-name="P9">11. Sul vero e sul falso</text:p>
      <text:p text:style-name="P9">12. La medicina come religione</text:p>
      <text:p text:style-name="P9">13. Biosicurezza e politica</text:p>
      <text:p text:style-name="P9">14. Polemos epidemios</text:p>
      <text:p text:style-name="P9">15. Requiem per gli studenti</text:p>
      <text:p text:style-name="P9">16. Il diritto e la vita</text:p>
      <text:p text:style-name="P2"/>
      <text:p text:style-name="P9">Avertissement</text:p>
      <text:p text:style-name="P1"/>
      <text:p text:style-name="P8">«Le navire coule et nous nous disputons sur sa cargaison.» (Gerolamo)</text:p>
      <text:p text:style-name="P8"/>
      <text:p text:style-name="P2"><text:span text:style-name="T36">Dans ce court recueil, j</text:span>'ai rassemblé les textes que j'ai écrits pendant les <text:span text:style-name="T5">premiers </text:span>mois <text:span text:style-name="T9">de l'état d'exception </text:span><text:span text:style-name="T12">qui a été décrété par le gouvernement italien</text:span><text:span text:style-name="T9">. </text:span>Ce sont des interventions ponctuelles, parfois très courtes, qui cherchent à <text:span text:style-name="T29">nous amener à </text:span>réfléchir sur les conséquences éthiques et politiques de la soi-disant pandémie <text:span text:style-name="T27">et </text:span>à <text:span text:style-name="T29">cerne</text:span>r la transformation des paradigmes politiques<text:span text:style-name="T10"> </text:span><text:span text:style-name="T20">par </text:span>les mesures exceptionnelles <text:span text:style-name="T6">provoquées par celle-ci.</text:span></text:p>
      <text:p text:style-name="P1"/>
      <text:p text:style-name="P3">Plus de quatre mois après le début de l'<text:span text:style-name="T5">état d'</text:span>urgence, il est en effet temps de considérer les événements dont nous avons été témoins dans une perspective historique plus large. Si les pouvoirs qui gouvernent le monde ont décidé de prendre le prétexte d'une pandémie - à ce stade-<text:span text:style-name="T5">ci</text:span>, peu importe qu'elle soit réelle ou simulée - pour transformer <text:span text:style-name="T27">en profondeur</text:span> les paradigmes <text:span text:style-name="T5">politiques opérants sur les hommes et les choses, </text:span>cela signifie qu<text:span text:style-name="T8">'à leurs yeux,</text:span> <text:span text:style-name="T13">l</text:span><text:span text:style-name="T9">es modèles </text:span><text:span text:style-name="T13">actuels étaient </text:span><text:span text:style-name="T9">en déclin </text:span>et <text:span text:style-name="T5">qu'</text:span>ils n<text:span text:style-name="T27">'étaient plus adéquats par rapport à cette nouvelle réalité.</text:span> Alors que, <text:span text:style-name="T32">face à</text:span> la crise qui a <text:span text:style-name="T8">frapp</text:span><text:span text:style-name="T9">é</text:span> l'Empire au IIIe siècle, Dioclétien puis Constantin ont entrepris <text:span text:style-name="T5">d</text:span>es réformes radicales des structures administratives, militaires et économiques qui devaient aboutir à l'autocratie byzantine, <text:span text:style-name="T5">aujourd'hui, </text:span>les puissances dominantes ont décidé d'abandonner <text:span text:style-name="T9">les paradigmes </text:span><text:span text:style-name="T11">constituant </text:span><text:span text:style-name="T9">les démocraties bourgeoises,</text:span> avec leurs droits, leurs parlements et leurs constitutions, pour les remplacer par de nouveaux dispositifs dont nous <text:span text:style-name="T33">ne </text:span>pouvons <text:span text:style-name="T9">probablement pas encore entièrement compr</text:span><text:span text:style-name="T14">endre</text:span><text:span text:style-name="T9"> </text:span><text:span text:style-name="T14">la portée, </text:span><text:span text:style-name="T21">et </text:span><text:span text:style-name="T14">ce </text:span><text:span text:style-name="T9">même pour ceux qui </text:span><text:span text:style-name="T14">les ont conçus</text:span><text:span text:style-name="T9">.</text:span></text:p>
      <text:p text:style-name="P2"/>
      <text:p text:style-name="P4">Ce qui définit <text:span text:style-name="T37">par ailleurs</text:span> la Grande Transformation qu'ils cherchent à imposer, c'est que <text:span text:style-name="T28">ce</text:span> qui l'a rendu formellement possible: <text:span text:style-name="T37">non </text:span>pas un <text:span text:style-name="T9">nouveau canon législatif</text:span>, mais <text:span text:style-name="T28">bien</text:span> l'état d'exception, c'est-à-dire la suspension <text:span text:style-name="T26">pure et simple </text:span>des garanties constitutionnelles. En cela, <text:span text:style-name="T6">celle-ci </text:span>présente des <text:span text:style-name="T6">similitudes</text:span> avec ce qui s'est passé en Allemagne en 1933 lorsque le nouveau chancelier, Adolf Hitler, a <text:soft-page-break/>déclaré un état d'exception qui a duré douze ans, <text:span text:style-name="T26">et ce, </text:span>sans formellement <text:span text:style-name="T30">abolir</text:span> la constitution de Weimar. Alors qu'en Allemagne nazie, le déploiement d'un appareil idéologique explicitement totalitaire était nécessaire<text:span text:style-name="T9"> </text:span><text:span text:style-name="T15">pour qu'Hitler puisse parvenir à ses fins</text:span><text:span text:style-name="T9">,</text:span> la transformation <text:span text:style-name="T6">à laquelle</text:span> nous assistons opère <text:span text:style-name="T11">grâce à</text:span><text:span text:style-name="T9"> </text:span>la mise en place d'une <text:span text:style-name="T33">véritable</text:span> <text:span text:style-name="T9">terreur </text:span><text:span text:style-name="T17">sanitaire, </text:span><text:span text:style-name="T21">d'</text:span><text:span text:style-name="T17">une crainte irraisonnée </text:span><text:span text:style-name="T18">des citoyens pour leur santé</text:span><text:span text:style-name="T9">, </text:span><text:span text:style-name="T6">voire </text:span>d'une sorte de religion de la santé. Dans la tradition des démocraties bourgeoises, le droit du citoyen à la santé s'est inversé, sans que les gens <text:span text:style-name="T6">ne </text:span>semblent s'en apercevoir, <text:span text:style-name="T36">devenant </text:span>une obligation juridico-religieuse <text:span text:style-name="T6">devant</text:span> être remplie à tout prix. <text:span text:style-name="T14">N</text:span><text:span text:style-name="T9">ous avons eu amplement l'occasion de mesurer à quel point ce prix peut être élevé et nous continuerons à le faire chaque fois que le gouvernement le jugera nécessaire.</text:span></text:p>
      <text:p text:style-name="P2"/>
      <text:p text:style-name="P2">Nous pouvons appeler «biosécurité» le <text:span text:style-name="T1">dispositif directeur</text:span> qui résulte de la conjonction <text:span text:style-name="T30">de </text:span>la nouvelle religion de la santé et <text:span text:style-name="T30">du</text:span> pouvoir de l'État <text:span text:style-name="T16">dans le cadre de l'</text:span>état d'exception. C'est probablement <text:span text:style-name="T7">le dispositif</text:span> le plus efficace que l'Occident a<text:span text:style-name="T34">it</text:span> connu jusqu'à présent. L'expérience a montré qu'une fois qu<text:span text:style-name="T30">'ils sentent leur santé menacée</text:span>, les hommes semblent prêts à accepter<text:span text:style-name="T9"> des restrictions à l</text:span><text:span text:style-name="T19">eur</text:span><text:span text:style-name="T9"> liberté</text:span><text:span text:style-name="T22">s fondamentales</text:span><text:span text:style-name="T9"> </text:span><text:span text:style-name="T19">à un niveau</text:span><text:span text:style-name="T9"> </text:span><text:span text:style-name="T18">dont </text:span><text:span text:style-name="T22">personne </text:span><text:span text:style-name="T19">n'aurait</text:span><text:span text:style-name="T9"> </text:span><text:span text:style-name="T22">imaginé</text:span><text:span text:style-name="T9">, ni pendant le</text:span>s deux guerres mondiales, ni sous les dictatures totalitaires. L'état d'exception, qui a été prolongé jusqu'au 31 janvier 2021, restera dans les mémoires comme la plus longue suspension de<text:span text:style-name="T31">s libertés de l'</text:span>histoire d<text:span text:style-name="T37">e ce</text:span> pays. <text:span text:style-name="T31">Celle-ci fut </text:span>mise en œuvre sans que les citoyens ni, surtout, les institutions en charge n<text:span text:style-name="T31">e purent s'y </text:span>opposer. Après l'exemple chinois, l'Italie est le laboratoire de l'Occident où la nouvelle technique gouvernementale est expérimentée sous sa forme la plus extrême. Et il est probable que lorsque <text:span text:style-name="T31">de</text:span> futurs historiens auront clarifié ce qui était réellement en jeu <text:span text:style-name="T31">pendant cette</text:span> pandémie, cette période apparaîtra comme l'un des moments les plus honteux de l'histoire italienne. <text:span text:style-name="T36">Et ceci rejaillira sur ceux qui était au pouvoir </text:span><text:span text:style-name="T9">comme </text:span><text:span text:style-name="T19">étant des </text:span><text:span text:style-name="T9">irresponsable</text:span><text:span text:style-name="T19">s</text:span><text:span text:style-name="T9"> dénué</text:span><text:span text:style-name="T19">s </text:span><text:span text:style-name="T9">de tout scrupule éthique.</text:span></text:p>
      <text:p text:style-name="P2"/>
      <text:p text:style-name="P12">Si le dispositif juridico-politique de la Grande Transformation est l'état d'exception et le religieux, la science <text:span text:style-name="T40">quant à elle a confiné les relations sociales </text:span>au <text:span text:style-name="T40">tout </text:span>numérique, qui, comme on le voit, forme <text:span text:style-name="T40">désormais </text:span>un système de «distanciation sociale» » <text:span text:style-name="T40">et</text:span> définit la nouvelle structure des relations entre hommes. </text:p>
      <text:p text:style-name="P12"/>
      <text:p text:style-name="P5"><text:span text:style-name="T23">Ainsi, banissant toute présence physique, l</text:span><text:span text:style-name="T9">es relations humaines devraient </text:span><text:span text:style-name="T23">maintenant se vivre</text:span><text:span text:style-name="T9"> par l</text:span><text:span text:style-name="T23">'entremise </text:span><text:span text:style-name="T9">d'appareils numériques de plus en plus efficaces et omniprésents. La nouvelle forme de relation sociale est la connexion et ceux qui ne sont pas connectés ont tendance à être e</text:span>xclus et condamnés à la marginalité.</text:p>
      <text:p text:style-name="P2"/>
      <text:p text:style-name="P6">Ce qui constitue la force de la transformation en cours, c'est aussi, comme cela arrive souvent, sa faiblesse. La propagation de la terreur sanitaire a néce<text:span text:style-name="T35">ssairement dû être soutenue par </text:span>un <text:span text:style-name="T35">système</text:span> médiatique <text:span text:style-name="T35">plus qu'efficace</text:span> et irréprochable, <text:span text:style-name="T35">ce </text:span>qui ne sera <text:span text:style-name="T35">pas toujours ainsi</text:span>. La religion médicale, comme toute religion, a ses hérésies et ses dissensions: des voix <text:span text:style-name="T37">crédible</text:span>s ont déjà co<text:span text:style-name="T35">mmencé à co</text:span>ntest<text:span text:style-name="T35">er</text:span> la réalité et la gravité de l'épidémie, <text:span text:style-name="T35">celle-ci </text:span>ne p<text:span text:style-name="T35">o</text:span>u<text:span text:style-name="T35">van</text:span>t être indéfiniment soutenue par la diffusion quotidienne de chiffres dénués de toute cohérence scientifique. Et il est probable que les premiers à en être conscients sont précisément les pouvoirs dominants qui, s'ils n'avaient pas <text:span text:style-name="T35">compris</text:span> qu'ils étaient en danger, n'auraient certainement pas eu recours à des dispositifs aussi extrêmes et inhumains. Depuis des décennies, <text:span text:style-name="T35">nous assistons à </text:span>une perte de légitimité des pouvoirs institutionnels, <text:span text:style-name="T35">ce </text:span>qu'ils n'ont pu endiguer que par l<text:span text:style-name="T37">e décret</text:span> d'un <text:span text:style-name="T35">état d'</text:span>urgence perpétuel et le besoin de sécurité qu'<text:span text:style-name="T36">il</text:span> engendre. Pendant combien de temps et de quelles manières l'état d'exception actuel peut-il être prolongé? Ce qui est certain, c'est qu'il faudra <text:span text:style-name="T41">trouver </text:span>de nouvelles formes de résistance qui n'<text:span text:style-name="T37">auront</text:span> ni la forme obsolète des démocraties bourgeoises ni celle du despotisme technico-sanitaire. <text:span text:style-name="T37">Ceux qui ne renoncent pas </text:span>à penser <text:span text:style-name="T38">les rapports </text:span>politique<text:span text:style-name="T38">s</text:span> <text:span text:style-name="T38">de l'a</text:span>venir devront s'<text:span text:style-name="T38">y </text:span>engager sans réserve. </text:p>
      <text:p text:style-name="P11">L'invention d'une épidémie</text:p>
      <text:p text:style-name="P10">Il manifesto, 26 février 2020</text:p>
      <text:p text:style-name="P10"/>
      <text:p text:style-name="P14"><text:span text:style-name="T43">Face à des mesures d'urgence irrationnelles et totalement démesurées pour une supposée épidémie due au coronavirus , il faut revenir aux déclarations du CNR (</text:span>Consiglio Nazionale delle Ricerche<text:span text:style-name="T42">), selon lesquelles non seulement « il n'y a pas d'épidémie de SRAS-CoV2 en Italie, mais aussi qu'à partir des données épidémiologiques disponibles aujourd'hui basées sur des dizaines de milliers de cas, l'infection provoque des symptômes légers ou modérés (une sorte de grippe) dans 80 à 90% des cas. Dans 10 à 15% des cas, une pneumonie peut se développer mais son évolution est cependant bénigne la majorité du temps. On estime que seulement 4% des patients nécessitent une </text:span><text:span text:style-name="T24">admission </text:span><text:span text:style-name="T25">aux unités de soins intensifs</text:span><text:span text:style-name="T24"> ».</text:span></text:p>
      <text:p text:style-name="P14"/>
      <text:p text:style-name="P10">Si telle est la situation réelle, pourquoi les médias et les autorités s'efforcent-ils de répandre un climat de panique, provoquant un véritable état d'exception, <text:span text:style-name="T4">découlant sur</text:span><text:span text:style-name="T1"> </text:span>de sérieuses limitations de mouvements et une suspension du fonctionnement normal des conditions de vie et de travail dans des régions entières?</text:p>
      <text:p text:style-name="P10"/>
      <text:p text:style-name="P10">Deux facteurs peuvent aider à expliquer un<text:span text:style-name="T45">e</text:span> tel<text:span text:style-name="T45">le</text:span> <text:span text:style-name="T45">démesure</text:span>. Tout d'abord, il y a une fois de plus la tendance croissante à utiliser l'état d'exception comme paradigme normal du gouvernement. Le décret-loi immédiatement approuvé par le gouvernement «pour des raisons d'hygiène et de sécurité publique» se traduit en fait par une véritable militarisation <text:span text:style-name="T1">»des communes et des zones dans lesquelles est connue au moins une personne dont la source de transmission est inconnue ou dans tous les cas où il y a un cas non attribuable à une personne d'une zone déjà affectée par l'infection virale ».</text:span> Une formule aussi vague et indéterminée permettra d'étendre rapidement l'état d'exception dans toutes les régions, car il est presque impossible que d'autres cas se produisent ailleurs.</text:p>
      <text:p text:style-name="P10"/>
      <text:p text:style-name="P10">Considérez les sérieuses limitations de liberté prévues par le décret: a) interdiction <text:span text:style-name="T45">de quitter</text:span> la commune ou la zone concernée p<text:span text:style-name="T45">ou</text:span>r toutes les personnes encore présentes dans la commune ou la zone; b) interdiction d'accès à la commune ou à la zone concernée; c) suspension d'événements ou d'initiatives de toute nature, de toute forme de réunion dans un lieu public ou privé, y compris ceux à caractère culturel, récréatif, sportif et religieux, même s'ils se déroulent dans des lieux fermés ouverts au public; d) suspension des services éducatifs pour les enfants et les écoles de tous niveaux, ainsi que la fréquence des activités scolaires et d'enseignement supérieur, à l'exception des activités d'enseignement à distance; e) suspension de l'ouverture au public des musées et autres instituts et lieux culturels visés à l'article 101 du Code du patrimoine culturel et du paysage, visé dans le décret-loi du 22 janvier 2004, no. 42, <text:span text:style-name="T1">ainsi que l'efficacité des dispositions réglementaires relatives au libre et libre accès à ces institutions et lieux;</text:span> f) suspension de tout voyage éducatif, tant sur le territoire national qu'étranger; g) suspension des procédures d'insolvabilité et des activités de la fonction publique, sans préjudice de la fourniture de services essentiels et d'utilité publique; h) application de la mesure de quarantaine avec surveillance active chez les personnes ayant eu des contacts étroits avec des cas confirmés de maladie infectieuse.</text:p>
      <text:p text:style-name="P10"/>
      <text:p text:style-name="P10">La disproportion devant ce qui, selon la CNR, est une influence normale, pas très différente de celles qui reviennent chaque année, attire l'œil. Il semblerait qu'une fois le terrorisme en tant que cause de mesures exceptionnelles épuisé, l'invention d'une épidémie puisse offrir le prétexte idéal pour l'étendre au-delà de toutes les limites.</text:p>
      <text:p text:style-name="P10">L'autre facteur, non moins inquiétant, est la condition d'insécurité et de peur qui s'est clairement répandue ces dernières années dans la conscience des individus et qui se traduit par un réel besoin de panique collective, à laquelle l'épidémie offre encore une fois le prétexte idéal. Il semblerait qu'une <text:soft-page-break/>gigantesque vague de peur, provoquée par le plus petit être existant, traverse l'humanité, et les puissants du monde la guident et la dirigent selon leurs fins. Ainsi, dans un cercle vicieux pervers, la limitation de la liberté imposée par les gouvernements est acceptée au nom d'une volonté de sécurité suscitée par les gouvernements eux-mêmes qui interviennent désormais pour la satisf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04:11:41.661780413</meta:creation-date>
    <dc:date>2020-07-13T21:57:05.210916334</dc:date>
    <meta:editing-duration>PT2H37M35S</meta:editing-duration>
    <meta:editing-cycles>26</meta:editing-cycles>
    <meta:generator>LibreOffice/4.2.8.2$Linux_X86_64 LibreOffice_project/420m0$Build-2</meta:generator>
    <meta:document-statistic meta:table-count="0" meta:image-count="0" meta:object-count="0" meta:page-count="4" meta:paragraph-count="37" meta:word-count="1728" meta:character-count="11203" meta:non-whitespace-character-count="9510"/>
  </office:meta>
</office:document-meta>
</file>